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21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059.00000000000000000000000000)" table:style-name="transparent_fiat"/>
          <table:table-cell table:formula="=HYPERLINK(&quot;#B2 Tax.a24:z24&quot;; &quot;SHORT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400.000000000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6:z26&quot;; 2021)" table:style-name="transparent_default"/>
          <table:table-cell table:formula="=HYPERLINK(&quot;#B3 Tax.a26:z26&quot;; &quot;B3&quot;)" table:style-name="transparent_default"/>
          <table:table-cell table:formula="=HYPERLINK(&quot;#B3 Tax.a26:z26&quot;; 412.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4000000000)" table:style-name="transparent_crypto"/>
          <table:table-cell table:formula="=HYPERLINK(&quot;#B3 Tax.a26:z26&quot;; 856.000000000000000000)" table:style-name="transparent_fiat"/>
          <table:table-cell table:formula="=HYPERLINK(&quot;#B3 Tax.a26:z26&quot;; 444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10049.000000000000000)" table:style-name="transparent_fiat"/>
          <table:table-cell table:formula="=HYPERLINK(&quot;#B4 Tax.a27:z27&quot;; &quot;SHORT&quot;)" table:style-name="transparent_default"/>
          <table:table-cell table:formula="=HYPERLINK(&quot;#B4 Tax.a27:z27&quot;; &quot;SELL&quot;)" table:style-name="transparent_default"/>
          <table:table-cell table:formula="=HYPERLINK(&quot;#B4 Tax.a27:z27&quot;; 2.01000000000)" table:style-name="transparent_crypto"/>
          <table:table-cell table:formula="=HYPERLINK(&quot;#B4 Tax.a27:z27&quot;; 40400.000000000000000)" table:style-name="transparent_fiat"/>
          <table:table-cell table:formula="=HYPERLINK(&quot;#B4 Tax.a27:z27&quot;; 30351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252.000000000000000000)" table:style-name="transparent_fiat"/>
          <table:table-cell table:formula="=HYPERLINK(&quot;#B4 Tax.a27:z27&quot;; &quot;SHORT&quot;)" table:style-name="transparent_default"/>
          <table:table-cell table:formula="=HYPERLINK(&quot;#B4 Tax.a27:z27&quot;; &quot;MOVE&quot;)" table:style-name="transparent_default"/>
          <table:table-cell table:formula="=HYPERLINK(&quot;#B4 Tax.a27:z27&quot;; 0.04000000000)" table:style-name="transparent_crypto"/>
          <table:table-cell table:formula="=HYPERLINK(&quot;#B4 Tax.a27:z27&quot;; 856.000000000000000000)" table:style-name="transparent_fiat"/>
          <table:table-cell table:formula="=HYPERLINK(&quot;#B4 Tax.a27:z27&quot;; 604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59.99502487562189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004975124378109452736318407960199)" table:style-name="taxable_event_percent"/>
          <table:table-cell table:formula="=HYPERLINK(&quot;#B2 In-Out.a9:z9&quot;; 200.9950248756218905472636815920)" table:style-name="highlighted_fiat"/>
          <table:table-cell table:formula="=HYPERLINK(&quot;#B2 In-Out.a9:z9&quot;; 20200.00000000000)" table:style-name="taxable_event_fiat"/>
          <table:table-cell table:formula="=HYPERLINK(&quot;#B2 In-Out.a9:z9&quot;; &quot;&quot;)" table:style-name="taxable_event_fiat"/>
          <table:table-cell table:formula="=HYPERLINK(&quot;#B2 In-Out.a9:z9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="0.0025" office:value-type="float" table:style-name="acquired_lot_percent"/>
          <table:table-cell office:value="141.0" office:value-type="float" table:style-name="acquired_lot_fiat"/>
          <table:table-cell office:value="1.0" office:value-type="float" table:style-name="acquired_lot_fiat"/>
          <table:table-cell office:value="141.0" office:value-type="float" table:style-name="highlighted_fiat"/>
          <table:table-cell office:value="14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9950248756218905472636815920398)" table:style-name="taxable_event_percent"/>
          <table:table-cell table:formula="=HYPERLINK(&quot;#B2 In-Out.a9:z9&quot;; 40199.00497512437810945273631841)" table:style-name="highlighted_fiat"/>
          <table:table-cell table:formula="=HYPERLINK(&quot;#B2 In-Out.a9:z9&quot;; 20200.00000000000)" table:style-name="taxable_event_fiat"/>
          <table:table-cell table:formula="=HYPERLINK(&quot;#B2 In-Out.a9:z9&quot;; &quot;&quot;)" table:style-name="taxable_event_fiat"/>
          <table:table-cell table:formula="=HYPERLINK(&quot;#B2 In-Out.a9:z9&quot;; &quot;2/2: 2.00000000 of 2.01000000 B2&quot;)" table:style-name="taxable_event_note_default"/>
          <table:table-cell office:value-type="string" table:style-name="acquired_lot_alt_default">
            <text:p>2020-05-01 14:03:00+00:00</text:p>
          </table:table-cell>
          <table:table-cell office:value="0.4" office:value-type="float" table:style-name="acquired_lot_alt_percent"/>
          <table:table-cell office:value="30200.0" office:value-type="float" table:style-name="acquired_lot_alt_fiat"/>
          <table:table-cell office:value="200.0" office:value-type="float" table:style-name="acquired_lot_alt_fiat"/>
          <table:table-cell office:value="30200.0" office:value-type="float" table:style-name="highlighted_fiat"/>
          <table:table-cell office:value="15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07" office:value-type="float" table:style-name="transparent_crypto"/>
          <table:table-cell office:value="4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1-07-21 10:02:02+00:00&quot;)" table:style-name="taxable_event_default"/>
          <table:table-cell table:formula="=HYPERLINK(&quot;#B3 In-Out.a14:z14&quot;; &quot;INTRA / MOVE&quot;)" table:style-name="taxable_event_default"/>
          <table:table-cell table:formula="=HYPERLINK(&quot;#B3 In-Out.a14:z14&quot;; 1)" table:style-name="taxable_event_percent"/>
          <table:table-cell table:formula="=HYPERLINK(&quot;#B3 In-Out.a14:z14&quot;; 856.000000000000000000)" table:style-name="highlighted_fiat"/>
          <table:table-cell table:formula="=HYPERLINK(&quot;#B3 In-Out.a14:z14&quot;; 214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0.04000000 of 0.04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4" office:value-type="float" table:style-name="acquired_lot_percent"/>
          <table:table-cell office:value="444.0" office:value-type="float" table:style-name="acquired_lot_fiat"/>
          <table:table-cell office:value="4.0" office:value-type="float" table:style-name="acquired_lot_fiat"/>
          <table:table-cell office:value="444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crypto"/>
          <table:table-cell office:value-type="string" table:style-name="transparent_default">
            <text:p>B4</text:p>
          </table:table-cell>
          <table:table-cell office:value="17.03" office:value-type="float" table:style-name="transparent_crypto"/>
          <table:table-cell office:value="1004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9:z9&quot;; &quot;2021-06-11 05:31:00+00:00&quot;)" table:style-name="taxable_event_default"/>
          <table:table-cell table:formula="=HYPERLINK(&quot;#B4 In-Out.a9:z9&quot;; &quot;OUT / SELL&quot;)" table:style-name="taxable_event_default"/>
          <table:table-cell table:formula="=HYPERLINK(&quot;#B4 In-Out.a9:z9&quot;; 1)" table:style-name="taxable_event_percent"/>
          <table:table-cell table:formula="=HYPERLINK(&quot;#B4 In-Out.a9:z9&quot;; 40400.000000000000000)" table:style-name="highlighted_fiat"/>
          <table:table-cell table:formula="=HYPERLINK(&quot;#B4 In-Out.a9:z9&quot;; 20200.00000000000)" table:style-name="taxable_event_fiat"/>
          <table:table-cell table:formula="=HYPERLINK(&quot;#B4 In-Out.a9:z9&quot;; &quot;&quot;)" table:style-name="taxable_event_fiat"/>
          <table:table-cell table:formula="=HYPERLINK(&quot;#B4 In-Out.a9:z9&quot;; &quot;1/1: 2.01000000 of 2.01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="0.402" office:value-type="float" table:style-name="acquired_lot_percent"/>
          <table:table-cell office:value="30351.0" office:value-type="float" table:style-name="acquired_lot_fiat"/>
          <table:table-cell office:value="201.0" office:value-type="float" table:style-name="acquired_lot_fiat"/>
          <table:table-cell office:value="30351.0" office:value-type="float" table:style-name="highlighted_fiat"/>
          <table:table-cell office:value="15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1-07-21 10:02:02+00:00&quot;)" table:style-name="taxable_event_alt_default"/>
          <table:table-cell table:formula="=HYPERLINK(&quot;#B4 In-Out.a15:z15&quot;; &quot;INTRA / MOVE&quot;)" table:style-name="taxable_event_alt_default"/>
          <table:table-cell table:formula="=HYPERLINK(&quot;#B4 In-Out.a15:z15&quot;; 1)" table:style-name="taxable_event_alt_percent"/>
          <table:table-cell table:formula="=HYPERLINK(&quot;#B4 In-Out.a15:z15&quot;; 856.000000000000000000)" table:style-name="highlighted_fiat"/>
          <table:table-cell table:formula="=HYPERLINK(&quot;#B4 In-Out.a15:z15&quot;; 214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0.04000000 of 0.04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="0.008" office:value-type="float" table:style-name="acquired_lot_percent"/>
          <table:table-cell office:value="604.0" office:value-type="float" table:style-name="acquired_lot_fiat"/>
          <table:table-cell office:value="4.0" office:value-type="float" table:style-name="acquired_lot_fiat"/>
          <table:table-cell office:value="604.0" office:value-type="float" table:style-name="highlighted_fiat"/>
          <table:table-cell office:value="15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41.341870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